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swiss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.215cm" table:align="margins" style:may-break-between-rows="true" style:writing-mode="lr-tb" table:border-model="collapsing"/>
    </style:style>
    <style:style style:name="Tabla1.A" style:family="table-column">
      <style:table-column-properties style:column-width="7.608cm" style:rel-column-width="32767*"/>
    </style:style>
    <style:style style:name="Tabla1.B" style:family="table-column">
      <style:table-column-properties style:column-width="7.608cm" style:rel-column-width="32768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.277cm" fo:margin-right="0cm" fo:margin-top="0cm" fo:margin-bottom="0cm" loext:contextual-spacing="false" fo:text-align="start" style:justify-single-word="false" fo:text-indent="0cm" style:auto-text-indent="false"/>
    </style:style>
    <style:style style:name="P2" style:family="paragraph" style:parent-style-name="Standard">
      <style:paragraph-properties fo:margin-left="0.18cm" fo:margin-right="0cm" fo:margin-top="0.002cm" fo:margin-bottom="0cm" loext:contextual-spacing="false" fo:text-align="start" style:justify-single-word="false" fo:text-indent="0cm" style:auto-text-indent="false"/>
    </style:style>
    <style:style style:name="P3" style:family="paragraph" style:parent-style-name="Standard">
      <style:paragraph-properties fo:margin-left="0.18cm" fo:margin-right="0cm" fo:margin-top="0.002cm" fo:margin-bottom="0cm" loext:contextual-spacing="false" fo:text-align="justify" style:justify-single-word="false" fo:text-indent="0cm" style:auto-text-indent="false"/>
      <style:text-properties officeooo:rsid="000d6995" officeooo:paragraph-rsid="000d6995"/>
    </style:style>
    <style:style style:name="P4" style:family="paragraph" style:parent-style-name="Standard">
      <style:paragraph-properties fo:margin-left="0.18cm" fo:margin-right="0cm" fo:margin-top="0.002cm" fo:margin-bottom="0cm" loext:contextual-spacing="false" fo:text-align="start" style:justify-single-word="false" fo:text-indent="0cm" style:auto-text-indent="false"/>
      <style:text-properties style:font-name="Courier New" fo:font-size="11pt" style:font-size-asian="11pt" style:text-scale="100%"/>
    </style:style>
    <style:style style:name="P5" style:family="paragraph" style:parent-style-name="Standard">
      <style:paragraph-properties fo:margin-left="0.18cm" fo:margin-right="0cm" fo:margin-top="0.002cm" fo:margin-bottom="0cm" loext:contextual-spacing="false" fo:text-align="start" style:justify-single-word="false" fo:text-indent="0cm" style:auto-text-indent="false"/>
      <style:text-properties style:font-name="Courier New" fo:font-size="11pt" officeooo:rsid="000d6995" officeooo:paragraph-rsid="000d6995" style:font-size-asian="11pt" style:text-scale="100%"/>
    </style:style>
    <style:style style:name="P6" style:family="paragraph" style:parent-style-name="Standard">
      <style:paragraph-properties fo:margin-left="0.18cm" fo:margin-right="0cm" fo:margin-top="0cm" fo:margin-bottom="0cm" loext:contextual-spacing="false" fo:text-align="start" style:justify-single-word="false" fo:text-indent="0cm" style:auto-text-indent="false"/>
    </style:style>
    <style:style style:name="P7" style:family="paragraph" style:parent-style-name="Standard">
      <style:paragraph-properties fo:margin-left="0.18cm" fo:margin-right="0cm" fo:margin-top="0cm" fo:margin-bottom="0cm" loext:contextual-spacing="false" fo:line-height="0.437cm" fo:text-align="start" style:justify-single-word="false" fo:text-indent="0cm" style:auto-text-indent="false"/>
    </style:style>
    <style:style style:name="P8" style:family="paragraph" style:parent-style-name="Standard">
      <style:paragraph-properties fo:margin-left="0.18cm" fo:margin-right="0cm" fo:margin-top="0cm" fo:margin-bottom="0cm" loext:contextual-spacing="false" fo:line-height="0.466cm" fo:text-align="start" style:justify-single-word="false" fo:text-indent="0cm" style:auto-text-indent="false"/>
    </style:style>
    <style:style style:name="P9" style:family="paragraph" style:parent-style-name="Standard">
      <style:paragraph-properties fo:margin-left="0.18cm" fo:margin-right="0cm" fo:margin-top="0cm" fo:margin-bottom="0cm" loext:contextual-spacing="false" fo:text-align="justify" style:justify-single-word="false" fo:text-indent="0cm" style:auto-text-indent="false"/>
      <style:text-properties officeooo:rsid="000e79bd" officeooo:paragraph-rsid="000e79bd"/>
    </style:style>
    <style:style style:name="P10" style:family="paragraph" style:parent-style-name="Standard">
      <style:paragraph-properties fo:margin-left="0.18cm" fo:margin-right="0cm" fo:margin-top="0cm" fo:margin-bottom="0cm" loext:contextual-spacing="false" fo:text-align="justify" style:justify-single-word="false" fo:text-indent="0cm" style:auto-text-indent="false"/>
      <style:text-properties officeooo:paragraph-rsid="000e79bd"/>
    </style:style>
    <style:style style:name="P11" style:family="paragraph" style:parent-style-name="Standard">
      <style:paragraph-properties fo:margin-left="0.18cm" fo:margin-right="0cm" fo:margin-top="0cm" fo:margin-bottom="0cm" loext:contextual-spacing="false" fo:text-align="start" style:justify-single-word="false" fo:text-indent="0cm" style:auto-text-indent="false"/>
      <style:text-properties style:font-name="Courier New" fo:font-size="11pt" style:font-size-asian="11pt"/>
    </style:style>
    <style:style style:name="P12" style:family="paragraph" style:parent-style-name="Text_20_body">
      <style:paragraph-properties fo:margin-left="0.18cm" fo:margin-right="0cm" fo:text-indent="0cm" style:auto-text-indent="false"/>
    </style:style>
    <style:style style:name="P13" style:family="paragraph" style:parent-style-name="Text_20_body">
      <style:paragraph-properties fo:margin-left="0.18cm" fo:margin-right="0cm" fo:margin-top="0.004cm" fo:margin-bottom="0cm" loext:contextual-spacing="false" fo:text-indent="0cm" style:auto-text-indent="false"/>
    </style:style>
    <style:style style:name="P14" style:family="paragraph" style:parent-style-name="Text_20_body">
      <style:paragraph-properties fo:margin-left="0.18cm" fo:margin-right="0cm" fo:margin-top="0.004cm" fo:margin-bottom="0cm" loext:contextual-spacing="false" fo:text-indent="0cm" style:auto-text-indent="false"/>
      <style:text-properties fo:font-weight="normal" officeooo:rsid="00131042" officeooo:paragraph-rsid="00131042" style:font-weight-asian="normal" style:font-weight-complex="normal"/>
    </style:style>
    <style:style style:name="P15" style:family="paragraph" style:parent-style-name="Text_20_body">
      <style:text-properties style:font-name="Courier New" fo:font-size="12pt" fo:font-weight="normal" style:font-size-asian="12pt" style:font-weight-asian="normal"/>
    </style:style>
    <style:style style:name="P16" style:family="paragraph" style:parent-style-name="Text_20_body">
      <style:paragraph-properties fo:margin-top="0.005cm" fo:margin-bottom="0cm" loext:contextual-spacing="false"/>
      <style:text-properties fo:font-size="12.5pt" style:font-size-asian="12.5pt"/>
    </style:style>
    <style:style style:name="P17" style:family="paragraph" style:parent-style-name="Text_20_body">
      <style:paragraph-properties fo:margin-top="0.009cm" fo:margin-bottom="0cm" loext:contextual-spacing="false"/>
      <style:text-properties style:font-name="Calibri" fo:font-size="10pt" style:font-size-asian="10pt"/>
    </style:style>
    <style:style style:name="P18" style:family="paragraph" style:parent-style-name="Text_20_body">
      <style:paragraph-properties fo:margin-top="0.018cm" fo:margin-bottom="0cm" loext:contextual-spacing="false"/>
      <style:text-properties style:font-name="Courier New" fo:font-size="12pt" fo:font-weight="normal" style:font-size-asian="12pt" style:font-weight-asian="normal"/>
    </style:style>
    <style:style style:name="P19" style:family="paragraph" style:parent-style-name="Text_20_body">
      <style:paragraph-properties fo:margin-top="0.018cm" fo:margin-bottom="0cm" loext:contextual-spacing="false"/>
      <style:text-properties fo:font-size="11pt" style:font-size-asian="11pt"/>
    </style:style>
    <style:style style:name="P20" style:family="paragraph" style:parent-style-name="Text_20_body">
      <style:paragraph-properties fo:margin-top="0.002cm" fo:margin-bottom="0cm" loext:contextual-spacing="false"/>
      <style:text-properties style:font-name="Arial MT" fo:font-weight="normal" style:font-weight-asian="normal"/>
    </style:style>
    <style:style style:name="P21" style:family="paragraph" style:parent-style-name="Text_20_body">
      <style:paragraph-properties fo:margin-top="0.019cm" fo:margin-bottom="0cm" loext:contextual-spacing="false"/>
      <style:text-properties style:font-name="Arial MT" fo:font-size="11pt" fo:font-weight="normal" style:font-size-asian="11pt" style:font-weight-asian="normal"/>
    </style:style>
    <style:style style:name="P22" style:family="paragraph" style:parent-style-name="Text_20_body">
      <style:paragraph-properties fo:margin-top="0.019cm" fo:margin-bottom="0cm" loext:contextual-spacing="false"/>
      <style:text-properties fo:font-size="11pt" style:font-size-asian="11pt"/>
    </style:style>
    <style:style style:name="P23" style:family="paragraph" style:parent-style-name="Text_20_body">
      <style:paragraph-properties fo:margin-top="0.016cm" fo:margin-bottom="0cm" loext:contextual-spacing="false"/>
      <style:text-properties fo:font-size="11pt" style:font-size-asian="11pt"/>
    </style:style>
    <style:style style:name="P24" style:family="paragraph" style:parent-style-name="Text_20_body">
      <style:paragraph-properties fo:margin-top="0.007cm" fo:margin-bottom="0cm" loext:contextual-spacing="false"/>
      <style:text-properties style:font-name="Courier New" fo:font-size="11pt" fo:font-weight="normal" style:font-size-asian="11pt" style:font-weight-asian="normal"/>
    </style:style>
    <style:style style:name="P25" style:family="paragraph" style:parent-style-name="List_20_Paragraph">
      <style:paragraph-properties fo:margin-left="0.813cm" fo:margin-right="0cm" fo:margin-top="0cm" fo:margin-bottom="0cm" loext:contextual-spacing="false" fo:line-height="0.466cm" fo:text-align="justify" style:justify-single-word="false" fo:text-indent="0cm" style:auto-text-indent="false">
        <style:tab-stops>
          <style:tab-stop style:position="1.45cm"/>
        </style:tab-stops>
      </style:paragraph-properties>
      <style:text-properties officeooo:rsid="000fad21" officeooo:paragraph-rsid="000fad21"/>
    </style:style>
    <style:style style:name="P26" style:family="paragraph" style:parent-style-name="List_20_Paragraph">
      <style:paragraph-properties fo:margin-left="0.813cm" fo:margin-right="0cm" fo:margin-top="0cm" fo:margin-bottom="0cm" loext:contextual-spacing="false" fo:line-height="0.466cm" fo:text-align="justify" style:justify-single-word="false" fo:text-indent="0cm" style:auto-text-indent="false">
        <style:tab-stops>
          <style:tab-stop style:position="1.45cm"/>
        </style:tab-stops>
      </style:paragraph-properties>
      <style:text-properties fo:font-weight="bold" officeooo:rsid="00108dfb" officeooo:paragraph-rsid="00108dfb" style:font-weight-asian="bold" style:font-weight-complex="bold"/>
    </style:style>
    <style:style style:name="P27" style:family="paragraph" style:parent-style-name="List_20_Paragraph">
      <style:paragraph-properties fo:margin-left="0.813cm" fo:margin-right="0cm" fo:margin-top="0cm" fo:margin-bottom="0cm" loext:contextual-spacing="false" fo:line-height="0.466cm" fo:text-align="justify" style:justify-single-word="false" fo:text-indent="0cm" style:auto-text-indent="false">
        <style:tab-stops>
          <style:tab-stop style:position="1.45cm"/>
        </style:tab-stops>
      </style:paragraph-properties>
      <style:text-properties fo:font-weight="bold" officeooo:rsid="00112571" officeooo:paragraph-rsid="00112571" style:font-weight-asian="bold" style:font-weight-complex="bold"/>
    </style:style>
    <style:style style:name="P28" style:family="paragraph" style:parent-style-name="List_20_Paragraph">
      <style:paragraph-properties fo:margin-left="0.813cm" fo:margin-right="0cm" fo:margin-top="0cm" fo:margin-bottom="0cm" loext:contextual-spacing="false" fo:line-height="0.466cm" fo:text-align="start" style:justify-single-word="false" fo:text-indent="0cm" style:auto-text-indent="false">
        <style:tab-stops>
          <style:tab-stop style:position="1.45cm"/>
        </style:tab-stops>
      </style:paragraph-properties>
      <style:text-properties fo:font-size="11.5pt" fo:font-weight="bold" style:font-size-asian="11.5pt" style:font-weight-asian="bold"/>
    </style:style>
    <style:style style:name="P29" style:family="paragraph" style:parent-style-name="List_20_Paragraph">
      <style:paragraph-properties fo:margin-left="0.813cm" fo:margin-right="0cm" fo:margin-top="0cm" fo:margin-bottom="0cm" loext:contextual-spacing="false" fo:line-height="0.466cm" fo:text-align="justify" style:justify-single-word="false" fo:text-indent="0cm" style:auto-text-indent="false">
        <style:tab-stops>
          <style:tab-stop style:position="1.45cm"/>
        </style:tab-stops>
      </style:paragraph-properties>
      <style:text-properties fo:font-size="11.5pt" fo:font-weight="normal" officeooo:rsid="00108dfb" officeooo:paragraph-rsid="000fad21" style:font-size-asian="11.5pt" style:font-weight-asian="normal" style:font-weight-complex="normal"/>
    </style:style>
    <style:style style:name="P30" style:family="paragraph" style:parent-style-name="List_20_Paragraph">
      <style:paragraph-properties fo:margin-left="0.813cm" fo:margin-right="0cm" fo:margin-top="0cm" fo:margin-bottom="0cm" loext:contextual-spacing="false" fo:line-height="0.466cm" fo:text-align="justify" style:justify-single-word="false" fo:text-indent="0cm" style:auto-text-indent="false">
        <style:tab-stops>
          <style:tab-stop style:position="1.45cm"/>
        </style:tab-stops>
      </style:paragraph-properties>
      <style:text-properties style:font-name="Arial1" fo:font-size="11.5pt" fo:letter-spacing="-0.009cm" fo:font-weight="normal" officeooo:rsid="00112571" officeooo:paragraph-rsid="00108dfb" style:font-size-asian="11.5pt" style:font-weight-asian="normal" style:font-size-complex="11.5pt" style:font-weight-complex="normal"/>
    </style:style>
    <style:style style:name="P31" style:family="paragraph" style:parent-style-name="List_20_Paragraph">
      <style:paragraph-properties fo:margin-left="0.178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654cm"/>
        </style:tab-stops>
      </style:paragraph-properties>
      <style:text-properties fo:font-size="11.5pt" fo:font-weight="normal" style:font-size-asian="11.5pt" style:font-weight-asian="normal" style:font-weight-complex="normal"/>
    </style:style>
    <style:style style:name="P32" style:family="paragraph" style:parent-style-name="List_20_Paragraph">
      <style:paragraph-properties fo:margin-left="0.178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654cm"/>
        </style:tab-stops>
      </style:paragraph-properties>
      <style:text-properties fo:font-size="11.5pt" fo:font-weight="bold" style:font-size-asian="11.5pt" style:font-weight-asian="bold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d8ad" officeooo:paragraph-rsid="0013d8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1521" officeooo:paragraph-rsid="001615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itle" style:master-page-name="Standard">
      <style:paragraph-properties style:page-number="auto"/>
    </style:style>
    <style:style style:name="P37" style:family="paragraph" style:parent-style-name="List_20_Paragraph" style:list-style-name="WWNum1">
      <style:paragraph-properties fo:margin-left="1.448cm" fo:margin-right="0.453cm" fo:margin-top="0.335cm" fo:margin-bottom="0cm" loext:contextual-spacing="false" fo:line-height="100%" fo:text-align="start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38" style:family="paragraph" style:parent-style-name="List_20_Paragraph" style:list-style-name="WWNum1">
      <style:paragraph-properties fo:margin-left="1.45cm" fo:margin-right="0cm" fo:margin-top="0cm" fo:margin-bottom="0cm" loext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39" style:family="paragraph" style:parent-style-name="List_20_Paragraph" style:list-style-name="WWNum2">
      <style:paragraph-properties fo:margin-left="1.45cm" fo:margin-right="0cm" fo:margin-top="0cm" fo:margin-bottom="0cm" loext:contextual-spacing="false" fo:line-height="0.466cm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40" style:family="paragraph" style:parent-style-name="List_20_Paragraph" style:list-style-name="WWNum2">
      <style:paragraph-properties fo:margin-left="1.45cm" fo:margin-right="0cm" fo:margin-top="0.002cm" fo:margin-bottom="0cm" loext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41" style:family="paragraph" style:parent-style-name="List_20_Paragraph" style:list-style-name="WWNum2">
      <style:paragraph-properties fo:margin-left="1.45cm" fo:margin-right="0cm" fo:margin-top="0.004cm" fo:margin-bottom="0cm" loext:contextual-spacing="false" fo:line-height="0.466cm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42" style:family="paragraph" style:parent-style-name="List_20_Paragraph" style:list-style-name="WWNum2">
      <style:paragraph-properties fo:margin-left="0.653cm" fo:margin-right="0cm" fo:margin-top="0.002cm" fo:margin-bottom="0cm" loext:contextual-spacing="false" fo:line-height="100%" fo:text-align="start" style:justify-single-word="false" fo:text-indent="-0.474cm" style:auto-text-indent="false">
        <style:tab-stops>
          <style:tab-stop style:position="0.654cm"/>
        </style:tab-stops>
      </style:paragraph-properties>
    </style:style>
    <style:style style:name="P43" style:family="paragraph" style:parent-style-name="List_20_Paragraph" style:list-style-name="WWNum2">
      <style:paragraph-properties fo:margin-left="0.653cm" fo:margin-right="0cm" fo:margin-top="0cm" fo:margin-bottom="0cm" loext:contextual-spacing="false" fo:line-height="100%" fo:text-align="start" style:justify-single-word="false" fo:text-indent="-0.474cm" style:auto-text-indent="false">
        <style:tab-stops>
          <style:tab-stop style:position="0.654cm"/>
        </style:tab-stops>
      </style:paragraph-properties>
    </style:style>
    <style:style style:name="P44" style:family="paragraph" style:parent-style-name="List_20_Paragraph" style:list-style-name="WWNum2">
      <style:paragraph-properties fo:margin-left="0.679cm" fo:margin-right="0cm" fo:margin-top="0cm" fo:margin-bottom="0cm" loext:contextual-spacing="false" fo:line-height="100%" fo:text-align="start" style:justify-single-word="false" fo:text-indent="-0.501cm" style:auto-text-indent="false">
        <style:tab-stops>
          <style:tab-stop style:position="0.681cm"/>
        </style:tab-stops>
      </style:paragraph-properties>
    </style:style>
    <style:style style:name="P45" style:family="paragraph" style:parent-style-name="List_20_Paragraph" style:list-style-name="WWNum2">
      <style:paragraph-properties fo:margin-left="0.178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681cm"/>
        </style:tab-stops>
      </style:paragraph-properties>
      <style:text-properties fo:font-weight="normal" officeooo:rsid="00112571" officeooo:paragraph-rsid="00131042" style:font-weight-asian="normal" style:font-weight-complex="normal"/>
    </style:style>
    <style:style style:name="P46" style:family="paragraph" style:parent-style-name="List_20_Paragraph" style:list-style-name="WWNum2">
      <style:paragraph-properties fo:margin-left="0.178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681cm"/>
        </style:tab-stops>
      </style:paragraph-properties>
      <style:text-properties fo:font-size="11.5pt" fo:font-weight="normal" officeooo:rsid="00131042" officeooo:paragraph-rsid="00131042" style:font-size-asian="11.5pt" style:font-weight-asian="normal" style:font-weight-complex="normal"/>
    </style:style>
    <style:style style:name="T1" style:family="text">
      <style:text-properties fo:letter-spacing="-0.005cm"/>
    </style:style>
    <style:style style:name="T2" style:family="text">
      <style:text-properties fo:letter-spacing="-0.002cm"/>
    </style:style>
    <style:style style:name="T3" style:family="text">
      <style:text-properties fo:font-size="11.5pt" fo:font-weight="bold" style:font-size-asian="11.5pt" style:font-weight-asian="bold"/>
    </style:style>
    <style:style style:name="T4" style:family="text">
      <style:text-properties fo:font-size="11.5pt" fo:letter-spacing="-0.108cm" fo:font-weight="bold" style:font-size-asian="11.5pt" style:font-weight-asian="bold"/>
    </style:style>
    <style:style style:name="T5" style:family="text">
      <style:text-properties fo:font-size="11.5pt" fo:letter-spacing="-0.004cm" fo:font-weight="bold" style:font-size-asian="11.5pt" style:font-weight-asian="bold"/>
    </style:style>
    <style:style style:name="T6" style:family="text">
      <style:text-properties fo:font-size="11.5pt" fo:letter-spacing="-0.002cm" fo:font-weight="bold" style:font-size-asian="11.5pt" style:font-weight-asian="bold"/>
    </style:style>
    <style:style style:name="T7" style:family="text">
      <style:text-properties fo:font-size="11.5pt" fo:letter-spacing="0.002cm" fo:font-weight="bold" style:font-size-asian="11.5pt" style:font-weight-asian="bold"/>
    </style:style>
    <style:style style:name="T8" style:family="text">
      <style:text-properties fo:font-size="11.5pt" fo:letter-spacing="-0.007cm" fo:font-weight="bold" style:font-size-asian="11.5pt" style:font-weight-asian="bold"/>
    </style:style>
    <style:style style:name="T9" style:family="text">
      <style:text-properties fo:font-size="11.5pt" fo:letter-spacing="-0.005cm" fo:font-weight="bold" style:font-size-asian="11.5pt" style:font-weight-asian="bold"/>
    </style:style>
    <style:style style:name="T10" style:family="text">
      <style:text-properties fo:font-size="11.5pt" fo:letter-spacing="-0.009cm" fo:font-weight="bold" style:font-size-asian="11.5pt" style:font-weight-asian="bold"/>
    </style:style>
    <style:style style:name="T11" style:family="text">
      <style:text-properties fo:font-size="11.5pt" fo:font-weight="normal" style:font-size-asian="11.5pt" style:font-weight-asian="normal" style:font-weight-complex="normal"/>
    </style:style>
    <style:style style:name="T12" style:family="text">
      <style:text-properties fo:font-size="11.5pt" fo:font-weight="normal" officeooo:rsid="00108dfb" style:font-size-asian="11.5pt" style:font-weight-asian="normal" style:font-weight-complex="normal"/>
    </style:style>
    <style:style style:name="T13" style:family="text">
      <style:text-properties fo:font-size="11.5pt" fo:font-weight="normal" officeooo:rsid="00112571" style:font-size-asian="11.5pt" style:font-weight-asian="normal" style:font-weight-complex="normal"/>
    </style:style>
    <style:style style:name="T14" style:family="text">
      <style:text-properties fo:font-size="11.5pt" style:font-size-asian="11.5pt"/>
    </style:style>
    <style:style style:name="T15" style:family="text">
      <style:text-properties fo:font-size="11.5pt" officeooo:rsid="00131042" style:font-size-asian="11.5pt"/>
    </style:style>
    <style:style style:name="T16" style:family="text">
      <style:text-properties style:font-name="Calibri" fo:font-size="11pt" fo:font-weight="bold" style:font-size-asian="11pt" style:font-weight-asian="bold"/>
    </style:style>
    <style:style style:name="T17" style:family="text">
      <style:text-properties style:font-name="Calibri" fo:font-size="11pt" fo:letter-spacing="-0.009cm" fo:font-weight="bold" style:font-size-asian="11pt" style:font-weight-asian="bold"/>
    </style:style>
    <style:style style:name="T18" style:family="text">
      <style:text-properties style:font-name="Calibri" fo:font-size="11pt" fo:letter-spacing="-0.007cm" fo:font-weight="bold" style:font-size-asian="11pt" style:font-weight-asian="bold"/>
    </style:style>
    <style:style style:name="T19" style:family="text">
      <style:text-properties style:font-name="Calibri" fo:font-size="11pt" fo:letter-spacing="-0.005cm" fo:font-weight="bold" style:font-size-asian="11pt" style:font-weight-asian="bold"/>
    </style:style>
    <style:style style:name="T20" style:family="text">
      <style:text-properties style:font-name="Courier New" fo:font-size="11pt" style:font-size-asian="11pt"/>
    </style:style>
    <style:style style:name="T21" style:family="text">
      <style:text-properties style:font-name="Courier New" fo:font-size="11pt" style:font-size-asian="11pt" style:text-scale="100%"/>
    </style:style>
    <style:style style:name="T22" style:family="text">
      <style:text-properties style:font-name="Courier New" fo:font-size="11pt" officeooo:rsid="000e79bd" style:font-size-asian="11pt" style:text-scale="100%"/>
    </style:style>
    <style:style style:name="T23" style:family="text">
      <style:text-properties style:font-name="Courier New" fo:font-size="11pt" officeooo:rsid="0015a3a8" style:font-size-asian="11pt" style:text-scale="100%"/>
    </style:style>
    <style:style style:name="T24" style:family="text">
      <style:text-properties style:font-name="Courier New" fo:font-size="11pt" officeooo:rsid="0016acf9" style:font-size-asian="11pt" style:text-scale="100%"/>
    </style:style>
    <style:style style:name="T25" style:family="text">
      <style:text-properties style:font-name="Courier New" fo:font-size="11pt" officeooo:rsid="000e79bd" style:font-size-asian="11pt"/>
    </style:style>
    <style:style style:name="T26" style:family="text">
      <style:text-properties style:font-name="Courier New" fo:font-size="11pt" officeooo:rsid="0015a3a8" style:font-size-asian="11pt"/>
    </style:style>
    <style:style style:name="T27" style:family="text">
      <style:text-properties style:font-name="Courier New" fo:font-size="11pt" officeooo:rsid="0016acf9" style:font-size-asian="11pt"/>
    </style:style>
    <style:style style:name="T28" style:family="text">
      <style:text-properties style:font-name="Courier New" fo:font-size="11pt" fo:letter-spacing="-0.007cm" style:font-size-asian="11pt"/>
    </style:style>
    <style:style style:name="T29" style:family="text">
      <style:text-properties style:font-name="Courier New" fo:font-size="11pt" fo:letter-spacing="-0.002cm" style:font-size-asian="11pt"/>
    </style:style>
    <style:style style:name="T30" style:family="text">
      <style:text-properties style:font-name="Courier New" fo:font-size="11pt" fo:letter-spacing="-0.002cm" officeooo:rsid="0015a3a8" style:font-size-asian="11pt"/>
    </style:style>
    <style:style style:name="T31" style:family="text">
      <style:text-properties style:font-name="Courier New" fo:font-size="11pt" fo:letter-spacing="-0.004cm" style:font-size-asian="11pt"/>
    </style:style>
    <style:style style:name="T32" style:family="text">
      <style:text-properties style:font-name="Courier New" fo:font-size="11pt" fo:letter-spacing="-0.009cm" style:font-size-asian="11pt"/>
    </style:style>
    <style:style style:name="T33" style:family="text">
      <style:text-properties style:font-name="Courier New" fo:font-size="11pt" fo:letter-spacing="-0.009cm" officeooo:rsid="0015a3a8" style:font-size-asian="11pt"/>
    </style:style>
    <style:style style:name="T34" style:family="text">
      <style:text-properties style:font-name="Courier New" fo:font-size="11pt" fo:letter-spacing="-0.005cm" style:font-size-asian="11pt"/>
    </style:style>
    <style:style style:name="T35" style:family="text">
      <style:text-properties style:font-name="Courier New" fo:font-size="11pt" fo:letter-spacing="-0.021cm" style:font-size-asian="11pt"/>
    </style:style>
    <style:style style:name="T36" style:family="text">
      <style:text-properties style:font-name="Arial MT" fo:font-size="11.5pt" style:font-size-asian="11.5pt"/>
    </style:style>
    <style:style style:name="T37" style:family="text">
      <style:text-properties style:font-name="Arial MT" fo:font-size="11.5pt" fo:letter-spacing="-0.002cm" style:font-size-asian="11.5pt"/>
    </style:style>
    <style:style style:name="T38" style:family="text">
      <style:text-properties style:font-name="Arial MT" fo:font-size="11.5pt" fo:letter-spacing="-0.004cm" style:font-size-asian="11.5pt"/>
    </style:style>
    <style:style style:name="T39" style:family="text">
      <style:text-properties style:font-name="Arial MT" fo:font-size="11.5pt" fo:letter-spacing="0.002cm" style:font-size-asian="11.5pt"/>
    </style:style>
    <style:style style:name="T40" style:family="text">
      <style:text-properties style:font-name="Arial MT" fo:font-size="11.5pt" fo:letter-spacing="0.007cm" style:font-size-asian="11.5pt"/>
    </style:style>
    <style:style style:name="T41" style:family="text">
      <style:text-properties style:font-name="Arial MT" fo:font-size="11.5pt" fo:letter-spacing="-0.005cm" style:font-size-asian="11.5pt"/>
    </style:style>
    <style:style style:name="T42" style:family="text">
      <style:text-properties fo:font-size="8pt" fo:font-weight="bold" style:font-size-asian="8pt" style:font-weight-asian="bold"/>
    </style:style>
    <style:style style:name="T43" style:family="text">
      <style:text-properties fo:font-size="8pt" fo:letter-spacing="-0.004cm" fo:font-weight="bold" style:font-size-asian="8pt" style:font-weight-asian="bold"/>
    </style:style>
    <style:style style:name="T44" style:family="text">
      <style:text-properties fo:letter-spacing="-0.004cm"/>
    </style:style>
    <style:style style:name="T45" style:family="text">
      <style:text-properties style:font-name="Arial1" fo:font-size="11.5pt" fo:font-weight="normal" style:font-size-asian="11.5pt" style:font-weight-asian="normal" style:font-size-complex="11.5pt" style:font-weight-complex="normal"/>
    </style:style>
    <style:style style:name="T46" style:family="text">
      <style:text-properties style:font-name="Arial1" fo:font-size="11.5pt" fo:letter-spacing="-0.009cm" fo:font-weight="normal" style:font-size-asian="11.5pt" style:font-weight-asian="normal" style:font-size-complex="11.5pt" style:font-weight-complex="normal"/>
    </style:style>
    <style:style style:name="T47" style:family="text">
      <style:text-properties style:font-name="Arial1" fo:font-size="11.5pt" fo:letter-spacing="-0.009cm" fo:font-weight="normal" officeooo:rsid="00112571" style:font-size-asian="11.5pt" style:font-weight-asian="normal" style:font-size-complex="11.5pt" style:font-weight-complex="normal"/>
    </style:style>
    <style:style style:name="T48" style:family="text">
      <style:text-properties style:font-name="Arial1" fo:font-size="11.5pt" fo:letter-spacing="-0.009cm" fo:font-weight="normal" officeooo:rsid="00108dfb" style:font-size-asian="11.5pt" style:font-weight-asian="normal" style:font-size-complex="11.5pt" style:font-weight-complex="normal"/>
    </style:style>
    <style:style style:name="T49" style:family="text">
      <style:text-properties style:font-name="Arial1" fo:font-size="11.5pt" fo:letter-spacing="-0.009cm" style:font-size-asian="11.5pt" style:font-size-complex="11.5pt"/>
    </style:style>
    <style:style style:name="T50" style:family="text">
      <style:text-properties style:font-name="Arial1" fo:font-size="11.5pt" fo:letter-spacing="-0.009cm" officeooo:rsid="00112571" style:font-size-asian="11.5pt" style:font-size-complex="11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EJERCICIOS<text:span text:style-name="T1"> </text:span>PREVIOS<text:span text:style-name="T1"> </text:span>TEMA<text:span text:style-name="T2"> </text:span>3</text:p>
      <text:list xml:id="list2117260680" text:style-name="WWNum1">
        <text:list-item>
          <text:p text:style-name="P37"><text:span text:style-name="T3">Modifica las reglas de producción de la siguiente gramática para que</text:span><text:span text:style-name="T4"> </text:span><text:span text:style-name="T3">genere</text:span><text:span text:style-name="T5"> </text:span><text:span text:style-name="T3">números</text:span><text:span text:style-name="T6"> </text:span><text:span text:style-name="T3">naturales</text:span><text:span text:style-name="T5"> </text:span><text:span text:style-name="T3">sin</text:span><text:span text:style-name="T7"> </text:span><text:span text:style-name="T3">ceros</text:span><text:span text:style-name="T6"> </text:span><text:span text:style-name="T3">no-significativos:</text:span></text:p>
        </text:list-item>
      </text:list>
      <text:p text:style-name="P16"/>
      <text:p text:style-name="P1"><text:span text:style-name="T16">GRAMÁTICA</text:span><text:span text:style-name="T17"> </text:span><text:span text:style-name="T16">NÚMEROS</text:span><text:span text:style-name="T18"> </text:span><text:span text:style-name="T16">NATURALES</text:span><text:span text:style-name="T19"> </text:span><text:span text:style-name="T16">CON</text:span><text:span text:style-name="T19"> </text:span><text:span text:style-name="T16">CEROS</text:span><text:span text:style-name="T18"> </text:span><text:span text:style-name="T16">NO-SIGNIFICATIVOS</text:span></text:p>
      <text:p text:style-name="P17"/>
      <text:p text:style-name="P2"><text:span text:style-name="T20">G</text:span><text:span text:style-name="T28"> </text:span><text:span text:style-name="T20">=</text:span><text:span text:style-name="T28"> </text:span><text:span text:style-name="T20">({0,1,2,3,4,5,6,7,8,9},</text:span><text:span text:style-name="T28"> </text:span><text:span text:style-name="T20">{N,C},</text:span><text:span text:style-name="T28"> </text:span><text:span text:style-name="T20">N,P)</text:span></text:p>
      <text:p text:style-name="P6"><text:span text:style-name="T20">con</text:span><text:span text:style-name="T29"> </text:span><text:span text:style-name="T20">P</text:span><text:span text:style-name="T29"> </text:span><text:span text:style-name="T20">=</text:span><text:span text:style-name="T29"> </text:span><text:span text:style-name="T20">{</text:span></text:p>
      <text:p text:style-name="P7"><text:span text:style-name="T20">N</text:span><text:span text:style-name="T31"> </text:span><text:span text:style-name="T20">::=</text:span><text:span text:style-name="T29"> </text:span><text:span text:style-name="T30">NC</text:span><text:span text:style-name="T20">|C,</text:span></text:p>
      <text:p text:style-name="P7"><text:span text:style-name="T20">C</text:span><text:span text:style-name="T32"> </text:span><text:span text:style-name="T20">::=</text:span><text:span text:style-name="T32"> </text:span><text:span text:style-name="T33">0|</text:span><text:span text:style-name="T20">1|2|3|4|5|6|7|8|9</text:span></text:p>
      <text:p text:style-name="P4">}</text:p>
      <text:p text:style-name="P4"/>
      <text:p text:style-name="P5">Resolución:</text:p>
      <text:p text:style-name="P5"/>
      <text:p text:style-name="P3"><text:span text:style-name="T21">Los ceros no-significativos son aquellos que van antes de la primera cifra significativa, por ejemplo </text:span><text:span text:style-name="T22">000345, esos 3 primeros ceros serían no-significativos. Vamos a cambiar las reglas de producción de la siguiente manera:</text:span></text:p>
      <text:p text:style-name="P3"/>
      <text:p text:style-name="P10"><text:span text:style-name="T20">P</text:span><text:span text:style-name="T29"> </text:span><text:span text:style-name="T20">=</text:span><text:span text:style-name="T29"> </text:span><text:span text:style-name="T20">{ N</text:span><text:span text:style-name="T31"> </text:span><text:span text:style-name="T20">::=</text:span><text:span text:style-name="T29"> </text:span><text:span text:style-name="T20">C</text:span><text:span text:style-name="T31"> </text:span><text:span text:style-name="T20">| </text:span><text:span text:style-name="T26">CN |</text:span><text:span text:style-name="T20"> </text:span><text:span text:style-name="T26">0</text:span><text:span text:style-name="T25"> </text:span><text:span text:style-name="T20">, C</text:span><text:span text:style-name="T32"> </text:span><text:span text:style-name="T20">::=</text:span><text:span text:style-name="T32"> </text:span><text:span text:style-name="T20">1|2|3|4|5|6|7|8|9</text:span><text:span text:style-name="T27">|CN</text:span><text:span text:style-name="T22">}</text:span></text:p>
      <text:p text:style-name="P10"/>
      <text:p text:style-name="P9"><text:span text:style-name="T22">D</text:span><text:span text:style-name="T21">e esta forma, todos los números que se pueden generar con esta gramática </text:span><text:span text:style-name="T24">ya que podremos llegar a cualquier expresión de la forma CNNNNNNNN… y como siempre tendremos C a la izquierda, nunca habrá ceros no significativos, solo podrán aparecer en donde haya N, por lo que si hay ceros serán significativos.</text:span></text:p>
      <text:p text:style-name="P15"/>
      <text:p text:style-name="P18"/>
      <text:list xml:id="list165647894867179" text:continue-numbering="true" text:style-name="WWNum1">
        <text:list-item>
          <text:p text:style-name="P38"><text:span text:style-name="T3">Dada</text:span><text:span text:style-name="T5"> </text:span><text:span text:style-name="T3">la</text:span><text:span text:style-name="T5"> </text:span><text:span text:style-name="T3">siguiente</text:span><text:span text:style-name="T8"> </text:span><text:span text:style-name="T3">gramática</text:span><text:span text:style-name="T36">:</text:span></text:p>
        </text:list-item>
      </text:list>
      <text:p text:style-name="P20"/>
      <text:p text:style-name="P6"><text:span text:style-name="T3">V</text:span><text:span text:style-name="T42">T </text:span><text:span text:style-name="T36">=</text:span><text:span text:style-name="T37"> </text:span><text:span text:style-name="T36">(</text:span><text:span text:style-name="T37"> </text:span><text:span text:style-name="T36">{, },</text:span><text:span text:style-name="T38"> </text:span><text:span text:style-name="T36">;, =,</text:span><text:span text:style-name="T39"> </text:span><text:span text:style-name="T36">a,</text:span><text:span text:style-name="T38"> </text:span><text:span text:style-name="T36">…, z,</text:span><text:span text:style-name="T37"> </text:span><text:span text:style-name="T36">0, .., 9, +</text:span><text:span text:style-name="T38"> </text:span><text:span text:style-name="T36">,</text:span><text:span text:style-name="T40"> </text:span><text:span text:style-name="T36">-</text:span><text:span text:style-name="T37"> </text:span><text:span text:style-name="T36">,</text:span><text:span text:style-name="T38"> </text:span><text:span text:style-name="T36">*</text:span><text:span text:style-name="T37"> </text:span><text:span text:style-name="T36">,</text:span><text:span text:style-name="T38"> </text:span><text:span text:style-name="T36">/ )</text:span><text:span text:style-name="T38"> </text:span><text:span text:style-name="T36">/*alfabeto</text:span><text:span text:style-name="T38"> </text:span><text:span text:style-name="T36">de</text:span><text:span text:style-name="T38"> </text:span><text:span text:style-name="T36">nuestro</text:span><text:span text:style-name="T37"> </text:span><text:span text:style-name="T36">lenguaje*/</text:span></text:p>
      <text:p text:style-name="P21"/>
      <text:p text:style-name="P8"><text:span text:style-name="T3">V</text:span><text:span text:style-name="T42">N</text:span><text:span text:style-name="T43"> </text:span><text:span text:style-name="T36">=</text:span><text:span text:style-name="T38"> </text:span><text:span text:style-name="T36">(&lt;programa&gt;,</text:span><text:span text:style-name="T38"> </text:span><text:span text:style-name="T36">&lt;lista_sentencias&gt;,</text:span><text:span text:style-name="T37"> </text:span><text:span text:style-name="T36">&lt;sentencia&gt;,</text:span><text:span text:style-name="T38"> </text:span><text:span text:style-name="T36">&lt;identificador&gt;,</text:span><text:span text:style-name="T37"> </text:span><text:span text:style-name="T36">&lt;letra&gt;,</text:span></text:p>
      <text:p text:style-name="P8"><text:span text:style-name="T36">&lt;dígito&gt;,</text:span><text:span text:style-name="T38"> </text:span><text:span text:style-name="T36">&lt;expresión&gt;,</text:span><text:span text:style-name="T38"> </text:span><text:span text:style-name="T36">&lt;operador&gt;</text:span><text:span text:style-name="T41"> </text:span><text:span text:style-name="T36">)</text:span></text:p>
      <text:p text:style-name="P20"/>
      <text:p text:style-name="P12">S<text:span text:style-name="T44"> </text:span>= &lt;programa&gt;</text:p>
      <text:p text:style-name="P22"/>
      <text:p text:style-name="P12">con<text:span text:style-name="T2"> </text:span>reglas<text:span text:style-name="T44"> </text:span>de<text:span text:style-name="T1"> </text:span>producción:</text:p>
      <text:p text:style-name="P23"/>
      <text:p text:style-name="P2"><text:span text:style-name="T20">&lt;programa&gt;</text:span><text:span text:style-name="T28"> </text:span><text:span text:style-name="T20">::=</text:span><text:span text:style-name="T34"> </text:span><text:span text:style-name="T20">{</text:span><text:span text:style-name="T34"> </text:span><text:span text:style-name="T20">&lt;lista_sentencias&gt;</text:span><text:span text:style-name="T28"> </text:span><text:span text:style-name="T20">}</text:span></text:p>
      <text:p text:style-name="P6"><text:span text:style-name="T20">&lt;lista_sentencias&gt;</text:span><text:span text:style-name="T28"> </text:span><text:span text:style-name="T20">::=</text:span><text:span text:style-name="T28"> </text:span><text:span text:style-name="T20">&lt;sentencia&gt;</text:span><text:span text:style-name="T28"> </text:span><text:span text:style-name="T20">|</text:span><text:span text:style-name="T28"> </text:span><text:span text:style-name="T20">&lt;sentencia&gt;</text:span><text:span text:style-name="T28"> </text:span><text:span text:style-name="T20">;</text:span></text:p>
      <text:p text:style-name="P11">&lt;lista_sentencias&gt;</text:p>
      <text:p text:style-name="P2"><text:span text:style-name="T20">&lt;sentencia&gt;</text:span><text:span text:style-name="T28"> </text:span><text:span text:style-name="T20">::=</text:span><text:span text:style-name="T32"> </text:span><text:span text:style-name="T20">&lt;identificador&gt;</text:span><text:span text:style-name="T32"> </text:span><text:span text:style-name="T20">=</text:span><text:span text:style-name="T32"> </text:span><text:span text:style-name="T20">&lt;expresión&gt;</text:span></text:p>
      <text:p text:style-name="P7"><text:span text:style-name="T20">&lt;identificador&gt;</text:span><text:span text:style-name="T34"> </text:span><text:span text:style-name="T20">::=</text:span><text:span text:style-name="T28"> </text:span><text:span text:style-name="T20">&lt;letra&gt;</text:span><text:span text:style-name="T28"> </text:span><text:span text:style-name="T20">|</text:span><text:span text:style-name="T28"> </text:span><text:span text:style-name="T20">&lt;identificador&gt;</text:span><text:span text:style-name="T28"> </text:span><text:span text:style-name="T20">&lt;dígito&gt;</text:span><text:span text:style-name="T28"> </text:span><text:span text:style-name="T20">|</text:span></text:p>
      <text:p text:style-name="P7"><text:span text:style-name="T20">&lt;identificador&gt;</text:span><text:span text:style-name="T35"> </text:span><text:span text:style-name="T20">&lt;letra&gt;</text:span></text:p>
      <text:p text:style-name="P2"><text:span text:style-name="T20">&lt;letra&gt;</text:span><text:span text:style-name="T31"> </text:span><text:span text:style-name="T20">::= a</text:span><text:span text:style-name="T29"> </text:span><text:span text:style-name="T20">|</text:span><text:span text:style-name="T31"> </text:span><text:span text:style-name="T20">b</text:span><text:span text:style-name="T29"> </text:span><text:span text:style-name="T20">|…|</text:span><text:span text:style-name="T29"> </text:span><text:span text:style-name="T20">z</text:span></text:p>
      <text:p text:style-name="P6"><text:span text:style-name="T20">&lt;digito&gt;</text:span><text:span text:style-name="T31"> </text:span><text:span text:style-name="T20">::= 0</text:span><text:span text:style-name="T31"> </text:span><text:span text:style-name="T20">|</text:span><text:span text:style-name="T29"> </text:span><text:span text:style-name="T20">1</text:span><text:span text:style-name="T29"> </text:span><text:span text:style-name="T20">|…|</text:span><text:span text:style-name="T31"> </text:span><text:span text:style-name="T20">9</text:span></text:p>
      <text:p text:style-name="P2"><text:span text:style-name="T20">&lt;expresión&gt;</text:span><text:span text:style-name="T32"> </text:span><text:span text:style-name="T20">::=</text:span><text:span text:style-name="T32"> </text:span><text:span text:style-name="T20">&lt;identificador&gt;</text:span><text:span text:style-name="T32"> </text:span><text:span text:style-name="T20">&lt;operador&gt;</text:span><text:span text:style-name="T32"> </text:span><text:span text:style-name="T20">&lt;identificador&gt;</text:span><text:span text:style-name="T32"> </text:span><text:span text:style-name="T20">|</text:span></text:p>
      <text:p text:style-name="P11">&lt;identificador&gt;</text:p>
      <text:p text:style-name="P6"><text:span text:style-name="T20">&lt;operador&gt;</text:span><text:span text:style-name="T31"> </text:span><text:span text:style-name="T20">::= +</text:span><text:span text:style-name="T29"> </text:span><text:span text:style-name="T20">|</text:span><text:span text:style-name="T29"> </text:span><text:span text:style-name="T20">-</text:span><text:span text:style-name="T29"> </text:span><text:span text:style-name="T20">|</text:span><text:span text:style-name="T29"> </text:span><text:span text:style-name="T20">*</text:span><text:span text:style-name="T31"> </text:span><text:span text:style-name="T20">|</text:span><text:span text:style-name="T29"> </text:span><text:span text:style-name="T20">/</text:span></text:p>
      <text:p text:style-name="P24"/>
      <text:list xml:id="list2381114151" text:style-name="WWNum2">
        <text:list-item>
          <text:p text:style-name="P42"><text:span text:style-name="T3">¿Cuáles</text:span><text:span text:style-name="T9"> </text:span><text:span text:style-name="T3">serían</text:span><text:span text:style-name="T6"> </text:span><text:span text:style-name="T3">los</text:span><text:span text:style-name="T5"> </text:span><text:span text:style-name="T3">tokens</text:span><text:span text:style-name="T9"> </text:span><text:span text:style-name="T3">y</text:span><text:span text:style-name="T5"> </text:span><text:span text:style-name="T3">los</text:span><text:span text:style-name="T10"> </text:span><text:span text:style-name="T3">patrones</text:span><text:span text:style-name="T8"> </text:span><text:span text:style-name="T3">que</text:span><text:span text:style-name="T9"> </text:span><text:span text:style-name="T3">los</text:span><text:span text:style-name="T5"> </text:span><text:span text:style-name="T3">describen?</text:span></text:p>
        </text:list-item>
      </text:list>
      <text:p text:style-name="P31"/>
      <table:table table:name="Tabla1" table:style-name="Tabla1" table:template-name="Estilo predeterminado">
        <table:table-column table:style-name="Tabla1.A"/>
        <table:table-column table:style-name="Tabla1.B"/>
        <table:table-row table:style-name="TableLine94173783413376">
          <table:table-cell table:style-name="Tabla1.A1" office:value-type="string">
            <text:p text:style-name="P33">TOKENS</text:p>
          </table:table-cell>
          <table:table-cell table:style-name="Tabla1.B1" office:value-type="string">
            <text:p text:style-name="P33">PATRÓN</text:p>
          </table:table-cell>
        </table:table-row>
        <text:soft-page-break/>
        <table:table-row table:style-name="Tabla1.2">
          <table:table-cell table:style-name="Tabla1.A2" office:value-type="string">
            <text:p text:style-name="P33">identificador</text:p>
          </table:table-cell>
          <table:table-cell table:style-name="Tabla1.B2" office:value-type="string">
            <text:p text:style-name="P33">Letra + <text:s/>Secuencia de letras y dígitos</text:p>
          </table:table-cell>
        </table:table-row>
        <table:table-row table:style-name="TableLine94173783554320">
          <table:table-cell table:style-name="Tabla1.A2" office:value-type="string">
            <text:p text:style-name="P33">letra</text:p>
          </table:table-cell>
          <table:table-cell table:style-name="Tabla1.B2" office:value-type="string">
            <text:p text:style-name="P33">a|b|c|...|z (Todo el abecedario)</text:p>
          </table:table-cell>
        </table:table-row>
        <table:table-row table:style-name="TableLine94173783554624">
          <table:table-cell table:style-name="Tabla1.A2" office:value-type="string">
            <text:p text:style-name="P33">dígito</text:p>
          </table:table-cell>
          <table:table-cell table:style-name="Tabla1.B2" office:value-type="string">
            <text:p text:style-name="P33">0|1|2|...|9</text:p>
          </table:table-cell>
        </table:table-row>
        <table:table-row table:style-name="TableLine94173783555152">
          <table:table-cell table:style-name="Tabla1.A2" office:value-type="string">
            <text:p text:style-name="P33">expresión</text:p>
          </table:table-cell>
          <table:table-cell table:style-name="Tabla1.B2" office:value-type="string">
            <text:p text:style-name="P33">&lt;identificador&gt;&lt;operador&gt;&lt;identificador&gt;</text:p>
          </table:table-cell>
        </table:table-row>
        <table:table-row table:style-name="TableLine94173783555872">
          <table:table-cell table:style-name="Tabla1.A2" office:value-type="string">
            <text:p text:style-name="P33">operador</text:p>
          </table:table-cell>
          <table:table-cell table:style-name="Tabla1.B2" office:value-type="string">
            <text:p text:style-name="P33">+|-|*|/</text:p>
          </table:table-cell>
        </table:table-row>
        <table:table-row table:style-name="TableLine94173783556624">
          <table:table-cell table:style-name="Tabla1.A2" office:value-type="string">
            <text:p text:style-name="P33">sentencia</text:p>
          </table:table-cell>
          <table:table-cell table:style-name="Tabla1.B2" office:value-type="string">
            <text:p text:style-name="P33">&lt;identificador&gt; = &lt;expresión&gt;</text:p>
          </table:table-cell>
        </table:table-row>
        <table:table-row table:style-name="Tabla1.2">
          <table:table-cell table:style-name="Tabla1.A2" office:value-type="string">
            <text:p text:style-name="P35">punto y coma</text:p>
          </table:table-cell>
          <table:table-cell table:style-name="Tabla1.B2" office:value-type="string">
            <text:p text:style-name="P34">;</text:p>
          </table:table-cell>
        </table:table-row>
        <table:table-row table:style-name="Tabla1.2">
          <table:table-cell table:style-name="Tabla1.A2" office:value-type="string">
            <text:p text:style-name="P35">corchete izquierdo</text:p>
          </table:table-cell>
          <table:table-cell table:style-name="Tabla1.B2" office:value-type="string">
            <text:p text:style-name="P35">{</text:p>
          </table:table-cell>
        </table:table-row>
        <table:table-row table:style-name="Tabla1.2">
          <table:table-cell table:style-name="Tabla1.A2" office:value-type="string">
            <text:p text:style-name="P35">corchete derecho</text:p>
          </table:table-cell>
          <table:table-cell table:style-name="Tabla1.B2" office:value-type="string">
            <text:p text:style-name="P35">}</text:p>
          </table:table-cell>
        </table:table-row>
      </table:table>
      <text:p text:style-name="P31"/>
      <text:p text:style-name="P32"/>
      <text:p text:style-name="P32"/>
      <text:p text:style-name="P19"/>
      <text:list xml:id="list165648711803225" text:continue-numbering="true" text:style-name="WWNum2">
        <text:list-item>
          <text:p text:style-name="P44"><text:span text:style-name="T3">Para</text:span><text:span text:style-name="T5"> </text:span><text:span text:style-name="T3">la</text:span><text:span text:style-name="T5"> </text:span><text:span text:style-name="T3">sentencia</text:span><text:span text:style-name="T5"> </text:span><text:span text:style-name="T3">{</text:span><text:span text:style-name="T8"> </text:span><text:span text:style-name="T3">suma</text:span><text:span text:style-name="T6"> </text:span><text:span text:style-name="T3">=</text:span><text:span text:style-name="T6"> </text:span><text:span text:style-name="T3">b *</text:span><text:span text:style-name="T5"> </text:span><text:span text:style-name="T3">z</text:span><text:span text:style-name="T9"> </text:span><text:span text:style-name="T3">},</text:span><text:span text:style-name="T5"> </text:span><text:span text:style-name="T3">¿qué</text:span><text:span text:style-name="T6"> </text:span><text:span text:style-name="T3">secuencia</text:span><text:span text:style-name="T5"> </text:span><text:span text:style-name="T3">de</text:span><text:span text:style-name="T5"> </text:span><text:span text:style-name="T3">tokens</text:span><text:span text:style-name="T5"> </text:span><text:span text:style-name="T3">se</text:span><text:span text:style-name="T9"> </text:span><text:span text:style-name="T3">generaría?</text:span></text:p>
          <text:p text:style-name="P45"><text:span text:style-name="T14">&lt;sentencia&gt; →</text:span><text:span text:style-name="T15"> </text:span><text:span text:style-name="T14">&lt;identificador&gt;=&lt;expresión&gt; →</text:span><text:span text:style-name="T15"> &lt;identificador&gt;&lt;letra&gt;=&lt;expresión&gt; → &lt;identificador&gt;&lt;letra&gt;&lt;letra&gt;=&lt;expresión&gt; → &lt;identificador&gt;&lt;letra&gt;&lt;letra&gt;&lt;letra&gt;=&lt;expresión&gt; → </text:span></text:p>
          <text:p text:style-name="P46">&lt;letra&gt;&lt;letra&gt;&lt;letra&gt;&lt;letra&gt;=&lt;expresión&gt; → </text:p>
          <text:p text:style-name="P46">&lt;letra&gt;&lt;letra&gt;&lt;letra&gt;&lt;letra&gt;=&lt;identificador&gt;&lt;operador&gt;&lt;identificador&gt; → </text:p>
          <text:p text:style-name="P46">&lt;letra&gt;&lt;letra&gt;&lt;letra&gt;&lt;letra&gt;=&lt;letra&gt;&lt;operador&gt;&lt;letra&gt; → </text:p>
          <text:p text:style-name="P46"/>
        </text:list-item>
      </text:list>
      <text:p text:style-name="P13">¿qué<text:span text:style-name="T1"> </text:span>se<text:span text:style-name="T1"> </text:span>almacenaría<text:span text:style-name="T1"> </text:span>en<text:span text:style-name="T2"> </text:span>la<text:span text:style-name="T1"> </text:span>tabla<text:span text:style-name="T1"> </text:span>de<text:span text:style-name="T1"> </text:span>símbolos?</text:p>
      <text:p text:style-name="P13"/>
      <text:p text:style-name="P14">En la tabla de símbolos se almacenarían las 4 letras, el = y la expresión que en este caso es un producto, es decir, se almacenaría suma = b * z.</text:p>
      <text:p text:style-name="P22"/>
      <text:list xml:id="list165648359349395" text:continue-numbering="true" text:style-name="WWNum2">
        <text:list-item>
          <text:p text:style-name="P43"><text:span text:style-name="T3">Para</text:span><text:span text:style-name="T9"> </text:span><text:span text:style-name="T3">las</text:span><text:span text:style-name="T5"> </text:span><text:span text:style-name="T3">siguientes</text:span><text:span text:style-name="T8"> </text:span><text:span text:style-name="T3">sentencias,</text:span><text:span text:style-name="T6"> </text:span><text:span text:style-name="T3">¿habría</text:span><text:span text:style-name="T7"> </text:span><text:span text:style-name="T3">algún</text:span><text:span text:style-name="T5"> </text:span><text:span text:style-name="T3">tipo</text:span><text:span text:style-name="T5"> </text:span><text:span text:style-name="T3">de</text:span><text:span text:style-name="T9"> </text:span><text:span text:style-name="T3">error?</text:span><text:span text:style-name="T5"> </text:span><text:span text:style-name="T3">¿Cuál?</text:span></text:p>
        </text:list-item>
      </text:list>
      <text:p text:style-name="P19"/>
      <text:list xml:id="list165647695095721" text:continue-numbering="true" text:style-name="WWNum2">
        <text:list-item>
          <text:list>
            <text:list-item>
              <text:p text:style-name="P40"><text:span text:style-name="T3">{</text:span><text:span text:style-name="T6"> </text:span><text:span text:style-name="T3">8a</text:span><text:span text:style-name="T6"> </text:span><text:span text:style-name="T3">= b</text:span><text:span text:style-name="T7"> </text:span><text:span text:style-name="T3">+ c</text:span><text:span text:style-name="T9"> </text:span><text:span text:style-name="T3">}</text:span></text:p>
            </text:list-item>
            <text:list-item>
              <text:p text:style-name="P41"><text:span text:style-name="T3">{</text:span><text:span text:style-name="T6"> </text:span><text:span text:style-name="T3">suma</text:span><text:span text:style-name="T6"> </text:span><text:span text:style-name="T3">+ b</text:span><text:span text:style-name="T7"> </text:span><text:span text:style-name="T3">=</text:span><text:span text:style-name="T5"> </text:span><text:span text:style-name="T3">a</text:span><text:span text:style-name="T6"> </text:span><text:span text:style-name="T3">*</text:span><text:span text:style-name="T6"> </text:span><text:span text:style-name="T3">c</text:span><text:span text:style-name="T6"> </text:span><text:span text:style-name="T3">}</text:span></text:p>
            </text:list-item>
            <text:list-item>
              <text:p text:style-name="P39"><text:span text:style-name="T3">{</text:span><text:span text:style-name="T6"> </text:span><text:span text:style-name="T3">suma</text:span><text:span text:style-name="T6"> </text:span><text:span text:style-name="T3">= a ^ c</text:span><text:span text:style-name="T6"> </text:span><text:span text:style-name="T3">}</text:span></text:p>
            </text:list-item>
          </text:list>
        </text:list-item>
      </text:list>
      <text:p text:style-name="P28"/>
      <text:p text:style-name="P25"><text:span text:style-name="T3">A) </text:span><text:span text:style-name="T12">Toda sentencia es de la forma &lt;identificador&gt; = &lt;expresión&gt;, y 8a no puede ser un identificador ya que comienza por un dígito, y por la gramática todo identificador es una combinación de letras y dígitos que comienza por una letra siempre. </text:span><text:span text:style-name="T13">Por lo tanto, esta sentencia no es correcta.</text:span></text:p>
      <text:p text:style-name="P29"/>
      <text:p text:style-name="P26"><text:span text:style-name="T14">B) </text:span><text:span text:style-name="T11">Al igual que antes, una sentencia es de la forma &lt;identificador&gt; = &lt;expresión&gt;, y la parte de la izquierda del = no se trata de un identificador, sino de una expresión ya que es de la forma </text:span><text:span text:style-name="T45">&lt;identificador&gt;</text:span><text:span text:style-name="T46"> </text:span><text:span text:style-name="T45">&lt;operador&gt;</text:span><text:span text:style-name="T46"> </text:span><text:span text:style-name="T45">&lt;identificador&gt;</text:span><text:span text:style-name="T46">, </text:span><text:span text:style-name="T47">siendo + el operador en este caso, por lo que también es una sentencia incorrecta.</text:span></text:p>
      <text:p text:style-name="P30"/>
      <text:p text:style-name="P27"><text:span text:style-name="T50">C</text:span><text:span text:style-name="T49">) </text:span><text:span text:style-name="T46">La sentencia es inválida ya que aunque es de la forma </text:span><text:span text:style-name="T48">&lt;identificador&gt; = &lt;expresión&gt;, </text:span><text:span text:style-name="T46">la expresión es de la forma </text:span><text:span text:style-name="T48">&lt;identificador&gt; &lt;operador&gt; &lt;identificador&gt; </text:span><text:span text:style-name="T46">y “^” no es un operador válido para esta gramátic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swiss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Arial" fo:font-family="Arial" style:font-family-generic="roman" style:font-pitch="variable" fo:language="es" fo:country="ES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11.5pt" fo:language="es" fo:country="ES" fo:font-weight="bold" style:font-name-asian="Arial2" style:font-family-asian="Arial" style:font-family-generic-asian="system" style:font-pitch-asian="variable" style:font-size-asian="11.5pt" style:language-asian="en" style:country-asian="US" style:font-weight-asian="bold" style:font-name-complex="Arial2" style:font-family-complex="Arial" style:font-family-generic-complex="system" style:font-pitch-complex="variable" style:font-size-complex="11.5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margin-left="5.045cm" fo:margin-right="4.265cm" fo:margin-top="0.03cm" fo:margin-bottom="0cm" loext:contextual-spacing="false" fo:text-align="center" style:justify-single-word="false" fo:text-indent="0cm" style:auto-text-indent="false"/>
      <style:text-properties style:font-name="Calibri" fo:font-family="Calibri" style:font-family-generic="roman" style:font-pitch="variable" fo:font-size="14pt" fo:language="es" fo:country="ES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Calibri1" style:font-family-complex="Calibri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5cm" fo:margin-right="0cm" fo:text-indent="-0.637cm" style:auto-text-indent="false"/>
      <style:text-properties style:font-name="Arial" fo:font-family="Arial" style:font-family-generic="roman" style:font-pitch="variable" fo:language="es" fo:country="ES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s" fo:country="ES" style:language-asian="en" style:country-asian="US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.5pt" fo:letter-spacing="-0.002cm" fo:language="es" fo:country="ES" fo:font-weight="bold" style:font-name-asian="Arial2" style:font-family-asian="Arial" style:font-family-generic-asian="system" style:font-pitch-asian="variable" style:font-size-asian="11.5pt" style:language-asian="en" style:country-asian="US" style:font-weight-asian="bold" style:font-name-complex="Arial2" style:font-family-complex="Arial" style:font-family-generic-complex="system" style:font-pitch-complex="variable" style:font-size-complex="11.5pt" style:language-complex="ar" style:country-complex="SA" style:font-weight-complex="bold" style:text-scale="100%"/>
    </style:style>
    <style:style style:name="ListLabel_20_2" style:display-name="ListLabel 2" style:family="text">
      <style:text-properties fo:font-size="11.5pt" fo:letter-spacing="-0.002cm" fo:language="es" fo:country="ES" fo:font-weight="bold" style:font-name-asian="Arial2" style:font-family-asian="Arial" style:font-family-generic-asian="system" style:font-pitch-asian="variable" style:font-size-asian="11.5pt" style:language-asian="en" style:country-asian="US" style:font-weight-asian="bold" style:font-name-complex="Arial2" style:font-family-complex="Arial" style:font-family-generic-complex="system" style:font-pitch-complex="variable" style:font-size-complex="11.5pt" style:language-complex="ar" style:country-complex="SA" style:font-weight-complex="bold" style:text-scale="100%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fo:letter-spacing="-0.002cm" fo:language="es" fo:country="ES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474cm" fo:margin-left="0.653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35cm" fo:margin-left="2.976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4.505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35cm" fo:margin-left="6.036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35cm" fo:margin-left="7.565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9.095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35cm" fo:margin-left="10.626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635cm" fo:margin-left="2.822cm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635cm" fo:margin-left="4.2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635cm" fo:margin-left="5.576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635cm" fo:margin-left="6.953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635cm" fo:margin-left="8.331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635cm" fo:margin-left="9.707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635cm" fo:margin-left="11.084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635cm" fo:margin-left="12.46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34cm" fo:margin-bottom="0.494cm" fo:margin-left="2.822cm" fo:margin-right="2.963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Griol</meta:initial-creator>
    <meta:creation-date>2021-05-16T18:03:53</meta:creation-date>
    <dc:date>2021-05-18T16:56:47.398562953</dc:date>
    <meta:editing-duration>PT41M19S</meta:editing-duration>
    <meta:generator>LibreOffice/6.4.7.2$Linux_X86_64 LibreOffice_project/40$Build-2</meta:generator>
    <meta:editing-cycles>5</meta:editing-cycles>
    <meta:document-statistic meta:table-count="1" meta:image-count="0" meta:object-count="0" meta:page-count="2" meta:paragraph-count="64" meta:word-count="543" meta:character-count="3404" meta:non-whitespace-character-count="2928"/>
    <meta:user-defined meta:name="AppVersion">12.0000</meta:user-defined>
    <meta:user-defined meta:name="Created" meta:value-type="date">2021-05-11T00:00:00</meta:user-defined>
    <meta:user-defined meta:name="Creator">Microsoft® Word para Microsoft 365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1-05-1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